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true"/>
    </style:style>
    <style:style style:name="P2" style:family="paragraph" style:parent-style-name="Standard">
      <style:paragraph-properties fo:margin-top="0cm" fo:margin-bottom="0.282cm" loext:contextual-spacing="true"/>
      <style:text-properties fo:language="en" fo:country="US"/>
    </style:style>
    <style:style style:name="P3" style:family="paragraph" style:parent-style-name="Standard">
      <style:paragraph-properties fo:margin-top="0cm" fo:margin-bottom="0.282cm" loext:contextual-spacing="true"/>
      <style:text-properties officeooo:paragraph-rsid="000ec438"/>
    </style:style>
    <style:style style:name="P4" style:family="paragraph" style:parent-style-name="Standard">
      <style:paragraph-properties fo:margin-top="0cm" fo:margin-bottom="0.282cm" loext:contextual-spacing="true"/>
      <style:text-properties officeooo:paragraph-rsid="000fdc03"/>
    </style:style>
    <style:style style:name="P5" style:family="paragraph" style:parent-style-name="Standard">
      <style:paragraph-properties fo:margin-top="0cm" fo:margin-bottom="0.282cm" loext:contextual-spacing="true"/>
      <style:text-properties officeooo:paragraph-rsid="00157128"/>
    </style:style>
    <style:style style:name="P6" style:family="paragraph" style:parent-style-name="Standard">
      <style:paragraph-properties fo:margin-top="0cm" fo:margin-bottom="0.282cm" loext:contextual-spacing="true" fo:padding-left="0cm" fo:padding-right="0cm" fo:padding-top="0cm" fo:padding-bottom="0.035cm" fo:border-left="none" fo:border-right="none" fo:border-top="none" fo:border-bottom="0.74pt solid #000000"/>
    </style:style>
    <style:style style:name="P7" style:family="paragraph" style:parent-style-name="Standard">
      <style:paragraph-properties fo:margin-top="0cm" fo:margin-bottom="0.282cm" loext:contextual-spacing="true" fo:padding-left="0cm" fo:padding-right="0cm" fo:padding-top="0cm" fo:padding-bottom="0.035cm" fo:border-left="none" fo:border-right="none" fo:border-top="none" fo:border-bottom="0.74pt solid #000000"/>
      <style:text-properties officeooo:paragraph-rsid="000fdc03"/>
    </style:style>
    <style:style style:name="P8" style:family="paragraph" style:parent-style-name="Standard">
      <style:paragraph-properties fo:margin-top="0cm" fo:margin-bottom="0.282cm" loext:contextual-spacing="true" fo:padding-left="0cm" fo:padding-right="0cm" fo:padding-top="0cm" fo:padding-bottom="0.035cm" fo:border-left="none" fo:border-right="none" fo:border-top="none" fo:border-bottom="0.74pt solid #000000"/>
      <style:text-properties officeooo:paragraph-rsid="00157128"/>
    </style:style>
    <style:style style:name="P9" style:family="paragraph" style:parent-style-name="Standard" style:master-page-name="Standard">
      <style:paragraph-properties fo:margin-top="0cm" fo:margin-bottom="0.282cm" loext:contextual-spacing="true" style:page-number="auto"/>
    </style:style>
    <style:style style:name="T1" style:family="text">
      <style:text-properties fo:language="en" fo:country="US"/>
    </style:style>
    <style:style style:name="T2" style:family="text">
      <style:text-properties fo:color="#222222" fo:background-color="#ffffff" loext:char-shading-value="0" style:font-name-complex="Calibri1"/>
    </style:style>
    <style:style style:name="T3" style:family="text">
      <style:text-properties style:font-name-complex="Calibri1"/>
    </style:style>
    <style:style style:name="T4" style:family="text">
      <style:text-properties officeooo:rsid="000fdc03"/>
    </style:style>
    <style:style style:name="T5" style:family="text">
      <style:text-properties officeooo:rsid="00100b24"/>
    </style:style>
    <style:style style:name="T6" style:family="text">
      <style:text-properties officeooo:rsid="00128718"/>
    </style:style>
    <style:style style:name="T7" style:family="text">
      <style:text-properties officeooo:rsid="00139b60"/>
    </style:style>
    <style:style style:name="T8" style:family="text">
      <style:text-properties officeooo:rsid="00169dac"/>
    </style:style>
    <style:style style:name="T9" style:family="text">
      <style:text-properties officeooo:rsid="0016cb46"/>
    </style:style>
    <style:style style:name="T10" style:family="text">
      <style:text-properties officeooo:rsid="0017d37c"/>
    </style:style>
    <style:style style:name="T11" style:family="text">
      <style:text-properties officeooo:rsid="00184b4f"/>
    </style:style>
    <style:style style:name="T12" style:family="text">
      <style:text-properties officeooo:rsid="001c0648"/>
    </style:style>
    <style:style style:name="T13" style:family="text">
      <style:text-properties officeooo:rsid="001d670c"/>
    </style:style>
    <style:style style:name="T14" style:family="text">
      <style:text-properties officeooo:rsid="001de64b"/>
    </style:style>
    <style:style style:name="T15" style:family="text">
      <style:text-properties officeooo:rsid="001e6da6"/>
    </style:style>
    <style:style style:name="T16" style:family="text">
      <style:text-properties officeooo:rsid="0020e29a"/>
    </style:style>
    <style:style style:name="T17" style:family="text">
      <style:text-properties officeooo:rsid="0021f5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PI REST</text:p>
      <text:p text:style-name="P1"/>
      <text:p text:style-name="P1">URIS</text:p>
      <text:p text:style-name="P6">/Pizzas</text:p>
      <text:p text:style-name="P6">/Pizzas/{id}</text:p>
      <text:p text:style-name="P6">/Ingredientes</text:p>
      <text:p text:style-name="P6">/Ingredientes/{id}</text:p>
      <text:p text:style-name="P6">/Masas</text:p>
      <text:p text:style-name="P6">/Masas/{id}</text:p>
      <text:p text:style-name="P1"/>
      <text:p text:style-name="P1">GET<text:tab/>/ Pizzas<text:tab/><text:tab/>obtienes la lista de pizzas</text:p>
      <text:p text:style-name="P1">#Peticion</text:p>
      <text:p text:style-name="P1"><text:span text:style-name="T1">GET /Pizzas HTTP/1.1</text:span></text:p>
      <text:p text:style-name="P1"><text:span text:style-name="T1">Host: www.laPizzaPablo.com</text:span></text:p>
      <text:p text:style-name="P1">Accept: application/json</text:p>
      <text:p text:style-name="P1">#Fin Peticion</text:p>
      <text:p text:style-name="P1"/>
      <text:p text:style-name="P1">#Respuesta 1</text:p>
      <text:p text:style-name="P1">HTTP/1.1 200 Ok</text:p>
      <text:p text:style-name="P1"><text:span text:style-name="T1">Content-Type: application/json;charset=utf-8</text:span></text:p>
      <text:p text:style-name="P2"/>
      <text:p text:style-name="P1"><text:span text:style-name="T1">["http://www. laPizzaPablo.com/Pizzas/1",</text:span></text:p>
      <text:p text:style-name="P1"><text:span text:style-name="T1">"http://www. laPizzaPablo.com/Pizzas/2",</text:span></text:p>
      <text:p text:style-name="P1"><text:span text:style-name="T1">"http://www. laPizzaPablo.com/Pizzas/3",</text:span></text:p>
      <text:p text:style-name="P1"><text:span text:style-name="T1">"http://www. laPizzaPablo.com/Pizzas/4"]</text:span></text:p>
      <text:p text:style-name="P1">#Fin Respuesta 1</text:p>
      <text:p text:style-name="P1"/>
      <text:p text:style-name="P1">#Respuesta 2</text:p>
      <text:p text:style-name="P1"><text:span text:style-name="T1">HTTP/1.1 200 Ok</text:span></text:p>
      <text:p text:style-name="P1"><text:span text:style-name="T1">Content-Type: application/json;charset=utf-8</text:span></text:p>
      <text:p text:style-name="P2"/>
      <text:p text:style-name="P1">[{“id”:http://www. laPizzaPablo.com/ Pizzas /1,</text:p>
      <text:p text:style-name="P1">“nombre”:”Texas Bread”,</text:p>
      <text:p text:style-name="P1">“ingredientes”:[“ http://www. laPizzaPablo.com/Ingredientes/1”, </text:p>
      <text:p text:style-name="P1">“http://www. laPizzaPablo.com/Ingredientes/2”, </text:p>
      <text:p text:style-name="P1">“http://www. laPizzaPablo.com/Ingredientes/5”],</text:p>
      <text:p text:style-name="P1">“tipo_masa”:“ http://www. laPizzaPablo.com/Masas/1”,</text:p>
      <text:p text:style-name="P1">“precio”:{“Currency”:”€”, “amount”:6}},</text:p>
      <text:p text:style-name="P1"/>
      <text:p text:style-name="P1">{“id”:http://www. laPizzaPablo.com/ Pizzas /2,</text:p>
      <text:p text:style-name="P1">“nombre”:”Hawaiana”,</text:p>
      <text:p text:style-name="P1">“ingredientes”:[“ http://www. laPizzaPablo.com/Ingredientes/1”, </text:p>
      <text:p text:style-name="P1">“http://www. laPizzaPablo.com/Ingredientes/2”, </text:p>
      <text:p text:style-name="P1">“http://www. laPizzaPablo.com/Ingredientes/3”],</text:p>
      <text:p text:style-name="P1">“tipo_masa”:“ http://www. laPizzaPablo.com/Masas/2”,</text:p>
      <text:p text:style-name="P1">“precio”:{“Currency”:”€”, “amount”:5.5}},</text:p>
      <text:p text:style-name="P1"/>
      <text:p text:style-name="P1">{“id”:http://www. laPizzaPablo.com/ Pizzas /3,</text:p>
      <text:p text:style-name="P1">“nombre”:”Bacon Crispy”,</text:p>
      <text:p text:style-name="P1">“ingredientes”:[“ http://www. laPizzaPablo.com/Ingredientes/1”, </text:p>
      <text:p text:style-name="P1"><text:soft-page-break/>“http://www. laPizzaPablo.com/Ingredientes/4”],</text:p>
      <text:p text:style-name="P1">“tipo_masa”:“ http://www. laPizzaPablo.com/Masas/3”,</text:p>
      <text:p text:style-name="P1">“precio”:{“Currency”:”€”, “amount”:5.5}},</text:p>
      <text:p text:style-name="P1"/>
      <text:p text:style-name="P1">{“id”:http://www. laPizzaPablo.com/ Pizzas /4,</text:p>
      <text:p text:style-name="P1">“nombre”:”Mixter”,</text:p>
      <text:p text:style-name="P1">“ingredientes”:[“ http://www. laPizzaPablo.com/Ingredientes/1”, </text:p>
      <text:p text:style-name="P1">“http://www. laPizzaPablo.com/Ingredientes/3”, </text:p>
      <text:p text:style-name="P1">“http://www. laPizzaPablo.com/Ingredientes/4”],</text:p>
      <text:p text:style-name="P1">“tipo_masa”:“ http://www. laPizzaPablo.com/Masas/3”,</text:p>
      <text:p text:style-name="P1">“precio”:{“Currency”:”€”, “amount”:6.5}]</text:p>
      <text:p text:style-name="P1">#Fin Respuesta 2</text:p>
      <text:p text:style-name="P1"/>
      <text:p text:style-name="P1">#Error<text:tab/>//<text:span text:style-name="T5">Cuando no devuelve ningún dato</text:span></text:p>
      <text:p text:style-name="P1">HTTP/1.1 406 Not Acceptable</text:p>
      <text:p text:style-name="P1">#Fin Error</text:p>
      <text:p text:style-name="P6"/>
      <text:p text:style-name="P4">#Error<text:tab/>//<text:span text:style-name="T4">Cuando le damos una ruta que no existe</text:span></text:p>
      <text:p text:style-name="P4">HTTP/1.1 40<text:span text:style-name="T4">4</text:span> Not <text:span text:style-name="T4">Found</text:span></text:p>
      <text:p text:style-name="P7">#Fin Error</text:p>
      <text:p text:style-name="P6"/>
      <text:p text:style-name="P1"/>
      <text:p text:style-name="P1">GET /Pizzas?ingredientes=<text:span text:style-name="T6">{id}</text:span> lista de pizzas que contengan el ingrediente con id 3</text:p>
      <text:p text:style-name="P1"><text:span text:style-name="T1">#Peticion</text:span></text:p>
      <text:p text:style-name="P1"><text:span text:style-name="T1">GET /</text:span> Pizzas?ingredientes=3<text:span text:style-name="T1"><text:tab/>HTTP/1.1</text:span></text:p>
      <text:p text:style-name="P1"><text:span text:style-name="T1">Host: www.laPizzaPablo.com</text:span></text:p>
      <text:p text:style-name="P1"><text:span text:style-name="T1">Accept: application/json</text:span></text:p>
      <text:p text:style-name="P1"><text:span text:style-name="T1">#Fin Peticion</text:span></text:p>
      <text:p text:style-name="P2"/>
      <text:p text:style-name="P1"><text:span text:style-name="T1">#Respuesta </text:span></text:p>
      <text:p text:style-name="P1"><text:span text:style-name="T1">HTTP/1.1 200 Ok</text:span></text:p>
      <text:p text:style-name="P1"><text:span text:style-name="T1">Content-Type: application/json;charset=utf-8</text:span></text:p>
      <text:p text:style-name="P2"/>
      <text:p text:style-name="P1"><text:span text:style-name="T1">["http://www. laPizzaPablo.com/Pizzas/2",</text:span></text:p>
      <text:p text:style-name="P1"><text:span text:style-name="T1">"http://www. laPizzaPablo.com/Pizzas/3",</text:span></text:p>
      <text:p text:style-name="P1"><text:span text:style-name="T1">"http://www. laPizzaPablo.com/Pizzas/4"]</text:span></text:p>
      <text:p text:style-name="P1">#Fin Respuesta </text:p>
      <text:p text:style-name="P1"/>
      <text:p text:style-name="P1">#Error</text:p>
      <text:p text:style-name="P3">HTTP/1.1 406 Not Acceptable</text:p>
      <text:p text:style-name="P1">#Fin Error</text:p>
      <text:p text:style-name="P1"/>
      <text:p text:style-name="P5">#Error<text:tab/>//<text:span text:style-name="T4">Cuando le damos una ruta que no existe</text:span></text:p>
      <text:p text:style-name="P5">HTTP/1.1 40<text:span text:style-name="T4">4</text:span> Not <text:span text:style-name="T4">Found</text:span></text:p>
      <text:p text:style-name="P8">#Fin Error</text:p>
      <text:p text:style-name="P8"/>
      <text:p text:style-name="P6"/>
      <text:p text:style-name="P1">GET /Pizzas?tipo_masa=<text:span text:style-name="T8">{id}</text:span> <text:tab/>lista de pizzas que contengan el tipo de masa fina</text:p>
      <text:p text:style-name="P1"><text:soft-page-break/><text:span text:style-name="T1">#Peticion</text:span></text:p>
      <text:p text:style-name="P1"><text:span text:style-name="T1">GET / Pizzas?tipo_masa=1<text:tab/>HTTP/1.1</text:span></text:p>
      <text:p text:style-name="P1"><text:span text:style-name="T1">Host: www.laPizzaPablo.com</text:span></text:p>
      <text:p text:style-name="P1"><text:span text:style-name="T1">Accept: application/json</text:span></text:p>
      <text:p text:style-name="P1"><text:span text:style-name="T1">#Fin Peticion</text:span></text:p>
      <text:p text:style-name="P2"/>
      <text:p text:style-name="P1"><text:span text:style-name="T1">#Respuesta </text:span></text:p>
      <text:p text:style-name="P1"><text:span text:style-name="T1">HTTP/1.1 200 Ok</text:span></text:p>
      <text:p text:style-name="P1"><text:span text:style-name="T1">Content-Type: application/json;charset=utf-8</text:span></text:p>
      <text:p text:style-name="P2"/>
      <text:p text:style-name="P1">[http://www. laPizzaPablo.com/Pizzas/1]<text:tab/>//En este caso solo devuelve una.</text:p>
      <text:p text:style-name="P1">#Fin Respuesta </text:p>
      <text:p text:style-name="P1"/>
      <text:p text:style-name="P1">#Error</text:p>
      <text:p text:style-name="P3">HTTP/1.1 406 Not Acceptable</text:p>
      <text:p text:style-name="P1">#Fin Error</text:p>
      <text:p text:style-name="P6"/>
      <text:p text:style-name="P6"/>
      <text:p text:style-name="P1"/>
      <text:p text:style-name="P1">GET<text:tab/>/ Ingredientes<text:tab/>obtienes la lista de ingredientes</text:p>
      <text:p text:style-name="P1"><text:span text:style-name="T1">#Peticion</text:span></text:p>
      <text:p text:style-name="P1"><text:span text:style-name="T1">GET /Ingredientes<text:tab/>HTTP/1.1</text:span></text:p>
      <text:p text:style-name="P1"><text:span text:style-name="T1">Host: www.laPizzaPablo.com</text:span></text:p>
      <text:p text:style-name="P1"><text:span text:style-name="T1">Accept: application/json</text:span></text:p>
      <text:p text:style-name="P1"><text:span text:style-name="T1">#Fin Peticion</text:span></text:p>
      <text:p text:style-name="P2"/>
      <text:p text:style-name="P1"><text:span text:style-name="T1">#Respuesta </text:span></text:p>
      <text:p text:style-name="P1"><text:span text:style-name="T1">HTTP/1.1 200 Ok</text:span></text:p>
      <text:p text:style-name="P1"><text:span text:style-name="T1">Content-Type: application/json;charset=utf-8</text:span></text:p>
      <text:p text:style-name="P2"/>
      <text:p text:style-name="P1">["http://www. laPizzaPablo.com/Ingredientes/1",</text:p>
      <text:p text:style-name="P1">"http://www. laPizzaPablo.com/Ingredientes/2",</text:p>
      <text:p text:style-name="P1">"http://www. laPizzaPablo.com/Ingredientes/3",</text:p>
      <text:p text:style-name="P1">"http://www. laPizzaPablo.com/Ingredientes/4", </text:p>
      <text:p text:style-name="P1">"http://www. laPizzaPablo.com/Ingredientes/5",</text:p>
      <text:p text:style-name="P1">"http://www. laPizzaPablo.com/Ingredientes/6",]</text:p>
      <text:p text:style-name="P1">#Fin Respuesta </text:p>
      <text:p text:style-name="P1"/>
      <text:p text:style-name="P1">#Error</text:p>
      <text:p text:style-name="P1">HTTP/1.1 <text:span text:style-name="T9">4</text:span>04 No <text:span text:style-name="T9">Found</text:span></text:p>
      <text:p text:style-name="P1">#Fin Error</text:p>
      <text:p text:style-name="P6"/>
      <text:p text:style-name="P1"/>
      <text:p text:style-name="P1">GET<text:tab/>/ Masas<text:tab/><text:tab/>obtienes una lista de los tipos de masa</text:p>
      <text:p text:style-name="P1"><text:span text:style-name="T1">#Peticion</text:span></text:p>
      <text:p text:style-name="P1"><text:span text:style-name="T1">GET /Masas<text:tab/>HTTP/1.1</text:span></text:p>
      <text:p text:style-name="P1"><text:span text:style-name="T1">Host: www.laPizzaPablo.com</text:span></text:p>
      <text:p text:style-name="P1"><text:span text:style-name="T1">Accept: application/json</text:span></text:p>
      <text:p text:style-name="P1"><text:span text:style-name="T1">#Fin Peticion</text:span></text:p>
      <text:p text:style-name="P2"><text:soft-page-break/></text:p>
      <text:p text:style-name="P1"><text:span text:style-name="T1">#Respuesta 1</text:span></text:p>
      <text:p text:style-name="P1"><text:span text:style-name="T1">HTTP/1.1 200 Ok</text:span></text:p>
      <text:p text:style-name="P1"><text:span text:style-name="T1">Content-Type: application/json;charset=utf-8</text:span></text:p>
      <text:p text:style-name="P2"/>
      <text:p text:style-name="P1">[{“id”:1, “nombre”:”Fina”},</text:p>
      <text:p text:style-name="P1">{“id”:2, “nombre”:”Clasica”},</text:p>
      <text:p text:style-name="P1">{“id”:3, “nombre”:”Roll cabra”}]</text:p>
      <text:p text:style-name="P1">#Fin Respuesta 1</text:p>
      <text:p text:style-name="P1"/>
      <text:p text:style-name="P1">#Error</text:p>
      <text:p text:style-name="P1">HTTP/1.1 <text:span text:style-name="T10">4</text:span>04 No<text:span text:style-name="T10">t Found</text:span></text:p>
      <text:p text:style-name="P1">#Fin Error</text:p>
      <text:p text:style-name="P6"/>
      <text:p text:style-name="P1"/>
      <text:p text:style-name="P1">DEL<text:span text:style-name="T10">ETE</text:span><text:tab/>/Pizzas/<text:span text:style-name="T10">{id}</text:span><text:tab/>borrar la pizza con <text:span text:style-name="T10">un id</text:span></text:p>
      <text:p text:style-name="P1"><text:span text:style-name="T1">#Peticion</text:span></text:p>
      <text:p text:style-name="P1">DEL<text:span text:style-name="T10">ETE</text:span> /Pizzas/1 HTTP/1.1</text:p>
      <text:p text:style-name="P1">Host: www.laPizzaPablo.com</text:p>
      <text:p text:style-name="P1"><text:span text:style-name="T1">#Fin Peticion</text:span></text:p>
      <text:p text:style-name="P1"/>
      <text:p text:style-name="P1"><text:span text:style-name="T1">#Respuesta 1</text:span></text:p>
      <text:p text:style-name="P1"><text:span text:style-name="T1">HTTP/1.1 200 Ok</text:span></text:p>
      <text:p text:style-name="P1">#Fin Respuesta 1</text:p>
      <text:p text:style-name="P1"/>
      <text:p text:style-name="P1">#Error</text:p>
      <text:p text:style-name="P1">HTTP/1.1 <text:span text:style-name="T10">4</text:span>04 No<text:span text:style-name="T10">t Found</text:span></text:p>
      <text:p text:style-name="P1">#Fin Error</text:p>
      <text:p text:style-name="P6"/>
      <text:p text:style-name="P1">PUT /Pizzas/<text:span text:style-name="T11">{id}</text:span><text:tab/>Actualizar pizza con <text:span text:style-name="T11">una </text:span>id</text:p>
      <text:p text:style-name="P1">#Peticion</text:p>
      <text:p text:style-name="P1"><text:span text:style-name="T1">PUT /Pizzas/2 HTTP/1.1</text:span></text:p>
      <text:p text:style-name="P1"><text:span text:style-name="T1">Host: </text:span><text:span text:style-name="Internet_20_link"><text:span text:style-name="T1">www.laPizzaPablo.com</text:span></text:span></text:p>
      <text:p text:style-name="P1"><text:span text:style-name="T1">Accept: application/json</text:span></text:p>
      <text:p text:style-name="P1"><text:span text:style-name="T1">Content-Type: application/json;charset=utf-8</text:span></text:p>
      <text:p text:style-name="P2"/>
      <text:p text:style-name="P1">{“nombre”:”Ultra Hawaiana”, <text:tab/>//No se permite modificar el id</text:p>
      <text:p text:style-name="P1">“ingredientes”={ “http://www.laPizzaPablo.com/Ingredientes/3”}, </text:p>
      <text:p text:style-name="P1">“tipo_masa“= ”http://www. laPizzaPablo.com/Masas/2”,</text:p>
      <text:p text:style-name="P1"><text:s/>“precio”:{“Currency”:”€”, “amount”:5}} </text:p>
      <text:p text:style-name="P1">#Fin Peticion</text:p>
      <text:p text:style-name="P1"/>
      <text:p text:style-name="P1">#Respuesta 1</text:p>
      <text:p text:style-name="P1">HTTP/1.1 200 Ok</text:p>
      <text:p text:style-name="P1">#Fin Respuesta 1</text:p>
      <text:p text:style-name="P1"/>
      <text:p text:style-name="P1">#Error</text:p>
      <text:p text:style-name="P1">HTTP/1.1 <text:span text:style-name="T12">4</text:span>04 No<text:span text:style-name="T12">t Found</text:span></text:p>
      <text:p text:style-name="P1">#Fin Error</text:p>
      <text:p text:style-name="P6"/>
      <text:p text:style-name="P1"><text:soft-page-break/></text:p>
      <text:p text:style-name="P1">DEL<text:tab/>/Ingredientes/<text:span text:style-name="T14">{id}</text:span> <text:tab/>borrar ingrediente con <text:span text:style-name="T14">un </text:span>id</text:p>
      <text:p text:style-name="P1">#Peticion</text:p>
      <text:p text:style-name="P1">DEL /Ingredientes/3 HTTP/1.1</text:p>
      <text:p text:style-name="P1">Host: www.laPizzaPablo.com</text:p>
      <text:p text:style-name="P1">#Fin Peticion</text:p>
      <text:p text:style-name="P1"/>
      <text:p text:style-name="P1">#Respuesta 1</text:p>
      <text:p text:style-name="P1">HTTP/1.1 200 Ok</text:p>
      <text:p text:style-name="P1">#Fin Respuesta 1</text:p>
      <text:p text:style-name="P1"/>
      <text:p text:style-name="P1">#Error</text:p>
      <text:p text:style-name="P1">HTTP/1.1 <text:span text:style-name="T13">4</text:span>04 No<text:span text:style-name="T13">t Found</text:span></text:p>
      <text:p text:style-name="P1">#Fin Error</text:p>
      <text:p text:style-name="P6"/>
      <text:p text:style-name="P1"/>
      <text:p text:style-name="P1">PUT /Ingredientes/<text:span text:style-name="T15">{id}</text:span><text:tab/>Actualizar ingrediente con <text:span text:style-name="T15">un</text:span> id</text:p>
      <text:p text:style-name="P1"><text:span text:style-name="T1">#Peticion</text:span></text:p>
      <text:p text:style-name="P1"><text:span text:style-name="T1">PUT /Ingredientes/4 HTTP/1.1</text:span></text:p>
      <text:p text:style-name="P1"><text:span text:style-name="T1">Host: </text:span><text:a xlink:type="simple" xlink:href="http://www.laPizzaPablo.com" text:style-name="ListLabel_20_1" text:visited-style-name="ListLabel_20_1"><text:span text:style-name="Internet_20_link"><text:span text:style-name="T1">www.laPizzaPablo.com</text:span></text:span></text:a></text:p>
      <text:p text:style-name="P1"><text:span text:style-name="T1">Accept: application/json</text:span></text:p>
      <text:p text:style-name="P1"><text:span text:style-name="T1">Content-Type: application/json;charset=utf-8</text:span></text:p>
      <text:p text:style-name="P2"/>
      <text:p text:style-name="P1">{“nombre”:”Piña deluxe”}<text:tab/>//No se permite modificar el id</text:p>
      <text:p text:style-name="P1">#Fin Peticion</text:p>
      <text:p text:style-name="P1"/>
      <text:p text:style-name="P1">#Respuesta 1</text:p>
      <text:p text:style-name="P1">HTTP/1.1 200 Ok</text:p>
      <text:p text:style-name="P1">#Fin Respuesta 1</text:p>
      <text:p text:style-name="P1"/>
      <text:p text:style-name="P1">#Error</text:p>
      <text:p text:style-name="P1">HTTP/1.1 <text:span text:style-name="T17">4</text:span>04 No<text:span text:style-name="T16">t Found</text:span></text:p>
      <text:p text:style-name="P1">#Fin Error</text:p>
      <text:p text:style-name="P6"/>
      <text:p text:style-name="P1"/>
      <text:p text:style-name="P1">POST<text:tab/>/Pizzas <text:s/><text:tab/>Creamos una pizza</text:p>
      <text:p text:style-name="P1"><text:span text:style-name="T1">#Peticion</text:span></text:p>
      <text:p text:style-name="P1"><text:span text:style-name="T1">POST /</text:span> Pizzas<text:span text:style-name="T1"> <text:s/>HTTP/1.1</text:span></text:p>
      <text:p text:style-name="P1"><text:span text:style-name="T1">Host: </text:span><text:a xlink:type="simple" xlink:href="http://www.laPizzaPablo.com" text:style-name="ListLabel_20_1" text:visited-style-name="ListLabel_20_1"><text:span text:style-name="Internet_20_link"><text:span text:style-name="T1">www.laPizzaPablo.com</text:span></text:span></text:a></text:p>
      <text:p text:style-name="P1"><text:span text:style-name="T1">Accept: application/json</text:span></text:p>
      <text:p text:style-name="P1"><text:span text:style-name="T1">Content-Type: application/json;charset=utf-8</text:span></text:p>
      <text:p text:style-name="P2"/>
      <text:p text:style-name="P1">{“nombre”:”Más piña”, </text:p>
      <text:p text:style-name="P1">“ingredientes”={“http://www.laPizzaPablo.com/Ingredientes/3”, </text:p>
      <text:p text:style-name="P1">“http://www.laPizzaPablo.com/Ingredientes/3”, </text:p>
      <text:p text:style-name="P1">“http://www.laPizzaPablo.com/Ingredientes/3”},</text:p>
      <text:p text:style-name="P1"><text:span text:style-name="T1">“tipo_masa”=”http://www. laPizzaPablo.com/Masas/1”, </text:span></text:p>
      <text:p text:style-name="P1">“precio”:{“Currency”:”€”, “amount”:5000}} </text:p>
      <text:p text:style-name="P1">#Fin Peticion</text:p>
      <text:p text:style-name="P1"/>
      <text:p text:style-name="P1"><text:soft-page-break/>#Respuesta</text:p>
      <text:p text:style-name="P1">HTTP /1.1 201 Created</text:p>
      <text:p text:style-name="P1"><text:span text:style-name="T1">Location: </text:span><text:a xlink:type="simple" xlink:href="http://www.laPizzaPablo.com/pizzas/8" text:style-name="ListLabel_20_1" text:visited-style-name="ListLabel_20_1"><text:span text:style-name="Internet_20_link"><text:span text:style-name="T1">http://www.laPizzaPablo.com/pizzas/8</text:span></text:span></text:a></text:p>
      <text:p text:style-name="P1"><text:span text:style-name="T1">Content-Type: application/json;charset=utf-8</text:span></text:p>
      <text:p text:style-name="P2"/>
      <text:p text:style-name="P1">{“id”=8,</text:p>
      <text:p text:style-name="P1">“nombre”:”Más piña”, </text:p>
      <text:p text:style-name="P1">“ingredientes”={“http://www.laPizzaPablo.com/Ingredientes/3”, </text:p>
      <text:p text:style-name="P1">“http://www.laPizzaPablo.com/Ingredientes/3”, </text:p>
      <text:p text:style-name="P1">“http://www.laPizzaPablo.com/Ingredientes/3”},</text:p>
      <text:p text:style-name="P1"><text:span text:style-name="T1">“tipo_masa”=”http://www. laPizzaPablo.com/Masas/1”, </text:span></text:p>
      <text:p text:style-name="P1">“precio”:{“Currency”:”€”, “amount”:5000}} </text:p>
      <text:p text:style-name="P1">#Fin Respuesta</text:p>
      <text:p text:style-name="P1"/>
      <text:p text:style-name="P1">#Error</text:p>
      <text:p text:style-name="P1"><text:span text:style-name="T2">HTTP /1.1 400 Bad Request</text:span></text:p>
      <text:p text:style-name="P1">#Fin Error</text:p>
      <text:p text:style-name="P6"/>
      <text:p text:style-name="P1"/>
      <text:p text:style-name="P1">POST<text:tab/>/Ingredientes <text:tab/><text:tab/>Creamos un ingrediente</text:p>
      <text:p text:style-name="P1">#Peticion</text:p>
      <text:p text:style-name="P1"><text:span text:style-name="T1">POST /Ingredientes <text:s/>HTTP/1.1</text:span></text:p>
      <text:p text:style-name="P1"><text:span text:style-name="T1">Host: </text:span><text:a xlink:type="simple" xlink:href="http://www.laPizzaPablo.com" text:style-name="ListLabel_20_1" text:visited-style-name="ListLabel_20_1"><text:span text:style-name="Internet_20_link"><text:span text:style-name="T1">www.laPizzaPablo.com</text:span></text:span></text:a></text:p>
      <text:p text:style-name="P1"><text:span text:style-name="T1">Accept: application/json</text:span></text:p>
      <text:p text:style-name="P1"><text:span text:style-name="T1">Content-Type: application/json;charset=utf-8</text:span></text:p>
      <text:p text:style-name="P2"/>
      <text:p text:style-name="P1">{“nombre”=”Gold Pineapple”}</text:p>
      <text:p text:style-name="P1">#Fin Peticion</text:p>
      <text:p text:style-name="P1"/>
      <text:p text:style-name="P1">#Respuesta</text:p>
      <text:p text:style-name="P1"><text:span text:style-name="T1">HTTP /1.1 201 Created</text:span></text:p>
      <text:p text:style-name="P1"><text:span text:style-name="T1">Location: </text:span><text:a xlink:type="simple" xlink:href="http://www.laPizzaPablo.com/pizzas/8" text:style-name="ListLabel_20_1" text:visited-style-name="ListLabel_20_1"><text:span text:style-name="Internet_20_link"><text:span text:style-name="T1">http://www.laPizzaPablo.com/pizzas/8</text:span></text:span></text:a></text:p>
      <text:p text:style-name="P1"><text:span text:style-name="T1">Content-Type: application/json;charset=utf-8</text:span></text:p>
      <text:p text:style-name="P2"/>
      <text:p text:style-name="P1">{“id”=9,</text:p>
      <text:p text:style-name="P1">“nombre”:” Gold Pineapple”}</text:p>
      <text:p text:style-name="P1">#Fin Respuesta</text:p>
      <text:p text:style-name="P1"/>
      <text:p text:style-name="P1">#Error</text:p>
      <text:p text:style-name="P1"><text:span text:style-name="T2">HTTP /1.1 400 Bad Request</text:span></text:p>
      <text:p text:style-name="P1">#Fin Error</text:p>
      <text:p text:style-name="P6"/>
      <text:p text:style-name="P1"/>
      <text:p text:style-name="P1">POST<text:tab/>/Masas <text:tab/><text:tab/>Creamos una masa</text:p>
      <text:p text:style-name="P1">#Peticion</text:p>
      <text:p text:style-name="P1">POST /Masas <text:s/>HTTP/1.1</text:p>
      <text:p text:style-name="P1"><text:span text:style-name="T1">Host: </text:span><text:a xlink:type="simple" xlink:href="http://www.laPizzaPablo.com" text:style-name="ListLabel_20_1" text:visited-style-name="ListLabel_20_1"><text:span text:style-name="Internet_20_link"><text:span text:style-name="T1">www.laPizzaPablo.com</text:span></text:span></text:a></text:p>
      <text:p text:style-name="P1"><text:span text:style-name="T1">Accept: application/json</text:span></text:p>
      <text:p text:style-name="P1"><text:span text:style-name="T1">Content-Type: application/json;charset=utf-8</text:span></text:p>
      <text:p text:style-name="P2"/>
      <text:p text:style-name="P1"><text:soft-page-break/>{“nombre”=”Pinneapple Bread”}</text:p>
      <text:p text:style-name="P1">#Fin Peticion</text:p>
      <text:p text:style-name="P1"/>
      <text:p text:style-name="P1">#Respuesta</text:p>
      <text:p text:style-name="P1"><text:span text:style-name="T1">HTTP /1.1 201 Created</text:span></text:p>
      <text:p text:style-name="P1"><text:span text:style-name="T1">Location: </text:span><text:a xlink:type="simple" xlink:href="http://www.laPizzaPablo.com/pizzas/8" text:style-name="ListLabel_20_1" text:visited-style-name="ListLabel_20_1"><text:span text:style-name="Internet_20_link"><text:span text:style-name="T1">http://www.laPizzaPablo.com/pizzas/8</text:span></text:span></text:a></text:p>
      <text:p text:style-name="P1"><text:span text:style-name="T1">Content-Type: application/json;charset=utf-8</text:span></text:p>
      <text:p text:style-name="P2"/>
      <text:p text:style-name="P1">{“id”=4,</text:p>
      <text:p text:style-name="P1">“nombre”:”Pinneapple Bread”}</text:p>
      <text:p text:style-name="P1">#Fin Respuesta<text:bookmark text:name="_GoBack"/></text:p>
      <text:p text:style-name="P1"/>
      <text:p text:style-name="P1">#Error</text:p>
      <text:p text:style-name="P1"><text:span text:style-name="T2">HTTP /1.1 400 Bad Request</text:span></text:p>
      <text:p text:style-name="P1">#Fin Error</text:p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language="en" fo:country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ay Manuel Campanario Fernández</meta:initial-creator>
    <meta:editing-cycles>179</meta:editing-cycles>
    <meta:creation-date>2019-11-06T12:49:00</meta:creation-date>
    <dc:date>2019-11-12T12:16:44.022596619</dc:date>
    <meta:editing-duration>PT2H9M25S</meta:editing-duration>
    <meta:generator>LibreOffice/6.0.7.3$Linux_X86_64 LibreOffice_project/00m0$Build-3</meta:generator>
    <meta:document-statistic meta:table-count="0" meta:image-count="0" meta:object-count="0" meta:page-count="7" meta:paragraph-count="244" meta:word-count="636" meta:character-count="6686" meta:non-whitespace-character-count="62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